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1.028cm"/>
    </style:style>
    <style:style style:name="co5" style:family="table-column">
      <style:table-column-properties fo:break-before="auto" style:column-width="0.931cm"/>
    </style:style>
    <style:style style:name="co6" style:family="table-column">
      <style:table-column-properties fo:break-before="auto" style:column-width="0.857cm"/>
    </style:style>
    <style:style style:name="co7" style:family="table-column">
      <style:table-column-properties fo:break-before="auto" style:column-width="0.981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4.46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ndidate1">
      <style:table-properties table:display="true" style:writing-mode="lr-tb"/>
    </style:style>
    <style:style style:name="ta2" style:family="table" style:master-page-name="PageStyle_5f_Candidate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ndidat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FDM waveform design working, 2 latent vectors (vocoder frames) per latent vector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avid Rowe March 20 2024, misc/radae 4fb09f004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dimension of latent vector</text:p>
          </table:table-cell>
          <table:table-cell table:number-columns-repeated="6"/>
          <table:table-cell table:style-name="ce14" office:value-type="string" calcext:value-type="string">
            <text:p>T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z</text:p>
          </table:table-cell>
          <table:table-cell table:style-name="ce1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atent vector update period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</text:p>
          </table:table-cell>
          <table:table-cell table:style-name="ce1" table:formula="of:=[.C5]/[.C6]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yload data BPSK symbol rate (symbols/s or Hz)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Ns</text:p>
          </table:table-cell>
          <table:covered-table-cell table:number-columns-repeated="2"/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1" table:number-rows-spanned="5">
            <text:p>N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seline modem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PSK symbols per QPSK symbol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zmf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umber of latent vectors in a modem frame (number of vocoder frames per modem frame)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smf</text:p>
          </table:table-cell>
          <table:table-cell table:style-name="ce3" table:formula="of:=[.C10]*[.C5]/[.C9]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total number of QPSK symbols in a modem frame across all carriers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Rs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OFDM QPSK symbol rate (symbols/s or Hz) before pilot and CP insertion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Ts</text:p>
          </table:table-cell>
          <table:table-cell table:style-name="ce3" table:formula="of:=1/[.C12]" office:value-type="float" office:value="0.02" calcext:value-type="float">
            <text:p>0.0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Ns</text:p>
          </table:table-cell>
          <table:table-cell table:style-name="ce3" table:formula="of:=[.C10]*[.C6]/[.C13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uration of modem frame in symbols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ilot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mf</text:p>
          </table:table-cell>
          <table:table-cell table:style-name="ce1" table:formula="of:=([.C14]+1)*[.C19]" office:value-type="float" office:value="0.08" calcext:value-type="float">
            <text:p>0.08</text:p>
          </table:table-cell>
          <table:table-cell/>
          <table:table-cell table:style-name="ce1" office:value-type="string" calcext:value-type="string">
            <text:p>period of modem frame <text:s/>(s)</text:p>
          </table:table-cell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ata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c</text:p>
          </table:table-cell>
          <table:table-cell table:style-name="ce3" table:formula="of:=[.C11]/[.C14]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number of carriers</text:p>
          </table:table-cell>
          <table:table-cell table:number-columns-repeated="5"/>
          <table:table-cell table:style-name="ce1" office:value-type="string" calcext:value-type="string">
            <text:p>Matrix Nc rows by Ns col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pilots</text:p>
          </table:table-cell>
          <table:table-cell table:style-name="ce1" office:value-type="string" calcext:value-type="string">
            <text:p>Rs'</text:p>
          </table:table-cell>
          <table:table-cell table:style-name="ce3" table:formula="of:=[.C12]*([.C14]+1)/[.C14]" office:value-type="float" office:value="62.5" calcext:value-type="float">
            <text:p>62.5</text:p>
          </table:table-cell>
          <table:table-cell/>
          <table:table-cell table:style-name="ce1" office:value-type="string" calcext:value-type="string">
            <text:p>Increased OFDM symbol rate to account for insertion of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</text:p>
          </table:table-cell>
          <table:table-cell table:style-name="ce3" table:formula="of:=1/[.C18]" office:value-type="float" office:value="0.016" calcext:value-type="float">
            <text:p>0.016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'</text:p>
          </table:table-cell>
          <table:table-cell table:style-name="ce3" table:formula="of:=[.C7]*([.C14]+1)/[.C14]" office:value-type="float" office:value="2500" calcext:value-type="float">
            <text:p>2500</text:p>
          </table:table-cell>
          <table:table-cell/>
          <table:table-cell table:style-name="ce1" office:value-type="string" calcext:value-type="string">
            <text:p>We need to send payload symbols faster, so we have time to send pilo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cyclic prefix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cyclic prefix length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s''</text:p>
          </table:table-cell>
          <table:table-cell table:style-name="ce4" table:formula="of:=[.C18]/(1-[.C22]/[.C19])" office:value-type="float" office:value="83.33333333" calcext:value-type="float">
            <text:p>83.333</text:p>
          </table:table-cell>
          <table:table-cell/>
          <table:table-cell table:style-name="ce1" office:value-type="string" calcext:value-type="string">
            <text:p>Increased OFDM symbol rate to account for insertion of cyclic prefix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'</text:p>
          </table:table-cell>
          <table:table-cell table:style-name="ce3" table:formula="of:=1/[.C23]"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b''</text:p>
          </table:table-cell>
          <table:table-cell table:style-name="ce4" table:formula="of:=[.C20]/(1-[.C22]/[.C19])" office:value-type="float" office:value="3333.333333" calcext:value-type="float">
            <text:p>3333.333</text:p>
          </table:table-cell>
          <table:table-cell/>
          <table:table-cell table:style-name="ce1" office:value-type="string" calcext:value-type="string">
            <text:p>Payload symbols are sent in less time, so we have time in each Ts' for the C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s'' is pretty fast, a large amount of the symbol is taken up with overheads, and LS channel estimation is sensitive to timing offsets, probably due to large Rs''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didate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FDM waveform design working, 3 latent vectors (vocoder frames) per modem fram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avid Rowe March 20 2024, misc/radae 4fb09f004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dimension of latent vector</text:p>
          </table:table-cell>
          <table:table-cell table:number-columns-repeated="6"/>
          <table:table-cell table:style-name="ce14" office:value-type="string" calcext:value-type="string">
            <text:p>T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z</text:p>
          </table:table-cell>
          <table:table-cell table:style-name="ce1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atent vector update period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</text:p>
          </table:table-cell>
          <table:table-cell table:style-name="ce1" table:formula="of:=[.C5]/[.C6]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yload data BPSK symbol rate (symbols/s or Hz)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Ns</text:p>
          </table:table-cell>
          <table:covered-table-cell table:number-columns-repeated="2"/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1" table:number-rows-spanned="5">
            <text:p>N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seline modem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PSK symbols per QPSK symbol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zm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umber of latent vectors in a modem frame (number of vocoder frames per modem frame)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smf</text:p>
          </table:table-cell>
          <table:table-cell table:style-name="ce3" table:formula="of:=[.C10]*[.C5]/[.C9]"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total number of QPSK symbols in a modem frame across all carriers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Rs</text:p>
          </table:table-cell>
          <table:table-cell table:style-name="ce9" table:formula="of:=[.C18]*[.C14]/([.C14]+1)" office:value-type="float" office:value="33.33333333" calcext:value-type="float">
            <text:p>33.333</text:p>
          </table:table-cell>
          <table:table-cell/>
          <table:table-cell table:style-name="ce1" office:value-type="string" calcext:value-type="string">
            <text:p>OFDM QPSK symbol rate (symbols/s or Hz) before pilot and CP insertion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Ts</text:p>
          </table:table-cell>
          <table:table-cell table:style-name="ce1" table:formula="of:=1/[.C12]" office:value-type="float" office:value="0.03" calcext:value-type="float">
            <text:p>0.03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Ns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uration of modem frame in symbols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ilot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mf</text:p>
          </table:table-cell>
          <table:table-cell table:style-name="ce1" table:formula="of:=[.C13]*[.C14]" office:value-type="float" office:value="0.12" calcext:value-type="float">
            <text:p>0.12</text:p>
          </table:table-cell>
          <table:table-cell/>
          <table:table-cell table:style-name="ce1" office:value-type="string" calcext:value-type="string">
            <text:p>period of modem frame <text:s/>(s)</text:p>
          </table:table-cell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ata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c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number of carriers</text:p>
          </table:table-cell>
          <table:table-cell table:number-columns-repeated="5"/>
          <table:table-cell table:style-name="ce1" office:value-type="string" calcext:value-type="string">
            <text:p>Matrix Nc rows by Ns col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pilots</text:p>
          </table:table-cell>
          <table:table-cell table:style-name="ce1" office:value-type="string" calcext:value-type="string">
            <text:p>Rs'</text:p>
          </table:table-cell>
          <table:table-cell table:style-name="ce4" table:formula="of:=1/[.C19]" office:value-type="float" office:value="41.66666667" calcext:value-type="float">
            <text:p>41.667</text:p>
          </table:table-cell>
          <table:table-cell/>
          <table:table-cell table:style-name="ce1" office:value-type="string" calcext:value-type="string">
            <text:p>Increased OFDM symbol rate to account for insertion of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</text:p>
          </table:table-cell>
          <table:table-cell table:style-name="ce3" table:formula="of:=[.C24]+[.C22]" office:value-type="float" office:value="0.024" calcext:value-type="float">
            <text:p>0.024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'</text:p>
          </table:table-cell>
          <table:table-cell table:style-name="ce3" table:formula="of:=[.C7]*([.C14]+1)/[.C14]" office:value-type="float" office:value="2500" calcext:value-type="float">
            <text:p>2500</text:p>
          </table:table-cell>
          <table:table-cell/>
          <table:table-cell table:style-name="ce1" office:value-type="string" calcext:value-type="string">
            <text:p>We need to send payload symbols faster, so we have time to send pilo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cyclic prefix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cyclic prefix length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s''</text:p>
          </table:table-cell>
          <table:table-cell table:style-name="ce4" table:formula="of:=1/[.C24]" office:value-type="float" office:value="50" calcext:value-type="float">
            <text:p>50.000</text:p>
          </table:table-cell>
          <table:table-cell/>
          <table:table-cell table:style-name="ce1" office:value-type="string" calcext:value-type="string">
            <text:p>Increased OFDM symbol rate to account for insertion of cyclic prefix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'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b''</text:p>
          </table:table-cell>
          <table:table-cell table:style-name="ce10" table:formula="of:=[.C20]/(1-[.C22]/[.C19])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Payload symbols are sent in less time, so we have time in each Ts' for the C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b'' less than candidate1, so better Eb/No, less RF bandwidth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P is a smaller proportion of Ts, and carriers closer together, so hopefully LS EQ will work better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ndidate1" style:display-name="PageStyle_Candidat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ndidate2" style:display-name="PageStyle_Candidate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5T09:35:34.100352813</dc:date>
    <meta:editing-duration>PT2M56S</meta:editing-duration>
    <meta:editing-cycles>1</meta:editing-cycles>
    <meta:document-statistic meta:table-count="2" meta:cell-count="185" meta:object-count="0"/>
  </office:meta>
</office:document-meta>
</file>